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47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959cm"/>
    </style:style>
    <style:style style:name="gr8" style:family="graphic" style:parent-style-name="standard">
      <style:graphic-properties draw:stroke="none" svg:stroke-color="#000000" draw:fill="none" draw:fill-color="#ffffff" fo:min-height="1.0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69cm" svg:height="1.69cm" svg:x="6.6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0.814cm" svg:height="4.055cm" svg:x="2.038cm" svg:y="4.911cm">
          <text:p text:style-name="P2">Vérifier la cohérence </text:p>
          <text:p text:style-name="P2">des donné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7.445cm" svg:y1="3.39cm" svg:x2="7.445cm" svg:y2="4.911cm" draw:start-shape="id1" draw:start-glue-point="8" draw:end-shape="id2" draw:end-glue-point="4" svg:d="M7445 3390v1521">
          <text:p/>
        </draw:connector>
        <draw:custom-shape draw:style-name="gr2" draw:text-style-name="P2" xml:id="id3" draw:id="id3" draw:layer="layout" svg:width="11.49cm" svg:height="7.604cm" svg:x="1.7cm" svg:y="11.163cm">
          <text:p text:style-name="P2">Les données sont</text:p>
          <text:p text:style-name="P2">cohéren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445cm" svg:y1="8.966cm" svg:x2="7.445cm" svg:y2="11.163cm" draw:start-shape="id2" draw:start-glue-point="6" draw:end-shape="id3" draw:end-glue-point="4" svg:d="M7445 8966v2197">
          <text:p/>
        </draw:connector>
        <draw:custom-shape draw:style-name="gr2" draw:text-style-name="P2" xml:id="id4" draw:id="id4" draw:layer="layout" svg:width="10.814cm" svg:height="4.056cm" svg:x="2.04cm" svg:y="4.912cm">
          <text:p text:style-name="P2">Vérifier la cohérence </text:p>
          <text:p text:style-name="P2">des donné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11.49cm" svg:height="7.604cm" svg:x="1.702cm" svg:y="11.164cm">
          <text:p text:style-name="P2">Les données sont</text:p>
          <text:p text:style-name="P2">cohéren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447cm" svg:y1="8.968cm" svg:x2="7.447cm" svg:y2="11.164cm" draw:start-shape="id4" draw:start-glue-point="6" draw:end-shape="id5" draw:end-glue-point="4" svg:d="M7447 8968v2196">
          <text:p/>
        </draw:connector>
        <draw:custom-shape draw:style-name="gr2" draw:text-style-name="P2" xml:id="id6" draw:id="id6" draw:layer="layout" svg:width="10.814cm" svg:height="4.056cm" svg:x="2.038cm" svg:y="21.977cm">
          <text:p text:style-name="P2">Ré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11.49cm" svg:height="7.604cm" svg:x="1.7cm" svg:y="28.229cm">
          <text:p text:style-name="P2">La réservation</text:p>
          <text:p text:style-name="P2">a été effectué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445cm" svg:y1="26.033cm" svg:x2="7.445cm" svg:y2="28.229cm" draw:start-shape="id6" draw:start-glue-point="6" draw:end-shape="id7" draw:end-glue-point="4" svg:d="M7445 26033v2196">
          <text:p/>
        </draw:connector>
        <draw:connector draw:style-name="gr4" draw:text-style-name="P2" draw:layer="layout" svg:x1="7.447cm" svg:y1="18.768cm" svg:x2="7.445cm" svg:y2="21.977cm" draw:start-shape="id5" draw:start-glue-point="6" draw:end-shape="id6" draw:end-glue-point="4" svg:d="M7447 18768v1605h-2v1604">
          <text:p text:style-name="P2"><text:s text:c="9"/>Oui</text:p>
        </draw:connector>
        <draw:custom-shape draw:style-name="gr1" draw:text-style-name="P2" xml:id="id8" draw:id="id8" draw:layer="layout" svg:width="1.69cm" svg:height="1.69cm" svg:x="6.6cm" svg:y="3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7.445cm" svg:y1="35.833cm" svg:x2="7.445cm" svg:y2="38.368cm" draw:start-shape="id7" draw:start-glue-point="6" draw:end-shape="id8" draw:end-glue-point="4" svg:d="M7445 35833v2535">
          <text:p text:style-name="P2"><text:s text:c="9"/>Oui</text:p>
        </draw:connector>
        <draw:custom-shape draw:style-name="gr2" draw:text-style-name="P2" xml:id="id9" draw:id="id9" draw:layer="layout" svg:width="10.815cm" svg:height="4.055cm" svg:x="16.485cm" svg:y="30.004cm">
          <text:p text:style-name="P2">Renvoyer l'err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3.192cm" svg:y1="14.966cm" svg:x2="21.893cm" svg:y2="30.004cm" draw:start-shape="id5" draw:start-glue-point="7" draw:end-shape="id9" draw:end-glue-point="4" svg:d="M13192 14966h8701v15038">
          <text:p/>
        </draw:connector>
        <draw:connector draw:style-name="gr3" draw:text-style-name="P2" draw:layer="layout" svg:x1="13.19cm" svg:y1="32.031cm" svg:x2="16.485cm" svg:y2="32.031cm" draw:start-shape="id7" draw:start-glue-point="7" draw:end-shape="id9" draw:end-glue-point="5" svg:d="M13190 32031h3295">
          <text:p/>
        </draw:connector>
        <draw:connector draw:style-name="gr3" draw:text-style-name="P2" draw:layer="layout" svg:x1="21.893cm" svg:y1="34.059cm" svg:x2="8.29cm" svg:y2="39.213cm" draw:start-shape="id9" draw:start-glue-point="6" draw:end-shape="id8" draw:end-glue-point="10" svg:d="M21893 34059v5154h-13603">
          <text:p/>
        </draw:connector>
        <draw:frame draw:style-name="gr5" draw:text-style-name="P3" draw:layer="layout" svg:width="5.576cm" svg:height="2.197cm" svg:x="15.556cm" svg:y="13.528cm">
          <draw:text-box>
            <text:p text:style-name="P3">Non</text:p>
          </draw:text-box>
        </draw:frame>
        <draw:frame draw:style-name="gr5" draw:text-style-name="P3" draw:layer="layout" svg:width="5.577cm" svg:height="2.197cm" svg:x="13.359cm" svg:y="30.257cm">
          <draw:text-box>
            <text:p text:style-name="P3">Non</text:p>
          </draw:text-box>
        </draw:frame>
      </draw:page>
      <draw:page draw:name="page2" draw:style-name="dp1" draw:master-page-name="Standard">
        <draw:custom-shape draw:style-name="gr1" draw:text-style-name="P1" xml:id="id10" draw:id="id10" draw:layer="layout" svg:width="1.8cm" svg:height="1.8cm" svg:x="22.8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7.5cm" svg:height="2.593cm" svg:x="19.95cm" svg:y="5.7cm">
          <text:p text:style-name="P4"><text:span text:style-name="T1">Récupérer les données</text:span></text:p>
          <text:p text:style-name="P4"><text:span text:style-name="T1"><text:s/></text:span><text:span text:style-name="T1">depuis la base de donné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3.7cm" svg:y1="4.25cm" svg:x2="23.7cm" svg:y2="5.7cm" draw:start-shape="id10" draw:start-glue-point="8" draw:end-shape="id11" draw:end-glue-point="4" svg:d="M23700 4250v1450">
          <text:p/>
        </draw:connector>
        <draw:custom-shape draw:style-name="gr2" draw:text-style-name="P1" xml:id="id12" draw:id="id12" draw:layer="layout" svg:width="7.6cm" svg:height="3.9cm" svg:x="19.9cm" svg:y="9.6cm">
          <text:p text:style-name="P1">Données récupérées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3.7cm" svg:y1="8.293cm" svg:x2="23.7cm" svg:y2="9.6cm" draw:start-shape="id11" draw:start-glue-point="6" draw:end-shape="id12" draw:end-glue-point="4" svg:d="M23700 8293v1307">
          <text:p/>
        </draw:connector>
        <draw:custom-shape draw:style-name="gr2" draw:text-style-name="P4" xml:id="id13" draw:id="id13" draw:layer="layout" svg:width="7.5cm" svg:height="2.593cm" svg:x="19.95cm" svg:y="14.8cm">
          <text:p text:style-name="P4"><text:span text:style-name="T1">Lister les produits</text:span></text:p>
          <text:p text:style-name="P4"><text:span text:style-name="T1">demandé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3.7cm" svg:y1="13.5cm" svg:x2="23.7cm" svg:y2="14.8cm" draw:start-shape="id12" draw:start-glue-point="6" draw:end-shape="id13" draw:end-glue-point="4" svg:d="M23700 13500v1300">
          <text:p/>
        </draw:connector>
        <draw:connector draw:style-name="gr3" draw:text-style-name="P1" draw:layer="layout" svg:x1="23.7cm" svg:y1="17.393cm" svg:x2="23.701cm" svg:y2="18.4cm" draw:start-shape="id13" draw:start-glue-point="6" draw:end-shape="id14" draw:end-glue-point="4" svg:d="M23700 17393v503h1v504">
          <text:p/>
        </draw:connector>
        <draw:custom-shape draw:style-name="gr2" draw:text-style-name="P4" xml:id="id14" draw:id="id14" draw:layer="layout" svg:width="7.5cm" svg:height="2.593cm" svg:x="19.951cm" svg:y="18.4cm">
          <text:p text:style-name="P4"><text:span text:style-name="T1">Sélectionner un produit</text:span></text:p>
          <text:p text:style-name="P4"><text:span text:style-name="T1">demandé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7.6cm" svg:height="4.6cm" svg:x="19.9cm" svg:y="22cm">
          <text:p text:style-name="P1">Le type de produit a</text:p>
          <text:p text:style-name="P1">déjà été demandé ?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3.701cm" svg:y1="20.993cm" svg:x2="23.7cm" svg:y2="22cm" draw:start-shape="id14" draw:start-glue-point="6" draw:end-shape="id15" draw:end-glue-point="4" svg:d="M23701 20993v504h-1v503">
          <text:p/>
        </draw:connector>
        <draw:custom-shape draw:style-name="gr2" draw:text-style-name="P4" xml:id="id16" draw:id="id16" draw:layer="layout" svg:width="7.5cm" svg:height="2.593cm" svg:x="19.95cm" svg:y="27.9cm">
          <text:p text:style-name="P4"><text:span text:style-name="T1">Lister les types exclus</text:span></text:p>
          <text:p text:style-name="P4"><text:span text:style-name="T1">pour ce produ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3.7cm" svg:y1="26.6cm" svg:x2="23.7cm" svg:y2="27.9cm" draw:start-shape="id15" draw:start-glue-point="6" draw:end-shape="id16" draw:end-glue-point="4" svg:d="M23700 26600v1300">
          <text:p/>
        </draw:connector>
        <draw:custom-shape draw:style-name="gr2" draw:text-style-name="P1" xml:id="id17" draw:id="id17" draw:layer="layout" svg:width="7.6cm" svg:height="5.3cm" svg:x="19.9cm" svg:y="31.25cm">
          <text:p text:style-name="P1">Le type de produit </text:p>
          <text:p text:style-name="P1">fait parti de la liste</text:p>
          <text:p text:style-name="P1">d'exclusion 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3.7cm" svg:y1="30.493cm" svg:x2="23.7cm" svg:y2="31.25cm" draw:start-shape="id16" draw:start-glue-point="6" draw:end-shape="id17" draw:end-glue-point="4" svg:d="M23700 30493v757">
          <text:p/>
        </draw:connector>
        <draw:custom-shape draw:style-name="gr2" draw:text-style-name="P4" xml:id="id18" draw:id="id18" draw:layer="layout" svg:width="7.5cm" svg:height="2.593cm" svg:x="19.95cm" svg:y="37.507cm">
          <text:p text:style-name="P4"><text:span text:style-name="T1">Ajouter le produit à la liste</text:span></text:p>
          <text:p text:style-name="P4"><text:span text:style-name="T1">confirmé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3.7cm" svg:y1="36.55cm" svg:x2="23.7cm" svg:y2="37.507cm" draw:start-shape="id17" draw:start-glue-point="6" draw:end-shape="id18" draw:end-glue-point="4" svg:d="M23700 36550v957">
          <text:p/>
        </draw:connector>
        <draw:custom-shape draw:style-name="gr2" draw:text-style-name="P1" xml:id="id19" draw:id="id19" draw:layer="layout" svg:width="7.6cm" svg:height="5.3cm" svg:x="1.7cm" svg:y="10.9cm">
          <text:p text:style-name="P1">Il reste des produits</text:p>
          <text:p text:style-name="P1">demandés ?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0cm -13.225cm" svg:x1="23.7cm" svg:y1="40.1cm" svg:x2="5.5cm" svg:y2="10.9cm" draw:start-shape="id18" draw:start-glue-point="6" draw:end-shape="id19" draw:end-glue-point="4" svg:d="M23700 40100v501h-22300v-30202h4100v501">
          <text:p/>
        </draw:connector>
        <draw:connector draw:style-name="gr3" draw:text-style-name="P1" draw:layer="layout" svg:x1="9.3cm" svg:y1="13.55cm" svg:x2="19.951cm" svg:y2="19.697cm" draw:start-shape="id19" draw:start-glue-point="7" draw:end-shape="id14" draw:end-glue-point="5" svg:d="M9300 13550h5326v6147h5325">
          <text:p/>
        </draw:connector>
        <draw:connector draw:style-name="gr3" draw:text-style-name="P1" draw:layer="layout" svg:x1="5.5cm" svg:y1="16.2cm" svg:x2="5.5cm" svg:y2="28.3cm" draw:start-shape="id19" draw:start-glue-point="6" draw:end-shape="id20" draw:end-glue-point="4" svg:d="M5500 16200v12100">
          <text:p/>
        </draw:connector>
        <draw:custom-shape draw:style-name="gr2" draw:text-style-name="P4" xml:id="id21" draw:id="id21" draw:layer="layout" svg:width="7.5cm" svg:height="2.593cm" svg:x="10.3cm" svg:y="27.9cm">
          <text:p text:style-name="P4"><text:span text:style-name="T1">Renvoyer l'err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1.8cm" svg:height="1.8cm" svg:x="4.6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3cm" svg:y1="29.197cm" svg:x2="6.4cm" svg:y2="29.2cm" draw:start-shape="id21" draw:start-glue-point="5" draw:end-shape="id20" draw:end-glue-point="10" svg:d="M10300 29197h-1950v3h-1950">
          <text:p/>
        </draw:connector>
        <draw:connector draw:style-name="gr3" draw:text-style-name="P1" draw:layer="layout" svg:x1="19.9cm" svg:y1="24.3cm" svg:x2="14.05cm" svg:y2="27.9cm" draw:start-shape="id15" draw:start-glue-point="5" draw:end-shape="id21" draw:end-glue-point="4" svg:d="M19900 24300h-5850v3600">
          <text:p/>
        </draw:connector>
        <draw:connector draw:style-name="gr3" draw:text-style-name="P1" draw:layer="layout" svg:x1="19.9cm" svg:y1="33.9cm" svg:x2="14.05cm" svg:y2="30.493cm" draw:start-shape="id17" draw:start-glue-point="5" draw:end-shape="id21" draw:end-glue-point="6" svg:d="M19900 33900h-5850v-3407">
          <text:p/>
        </draw:connector>
        <draw:frame draw:style-name="gr6" draw:layer="layout" svg:width="2.5cm" svg:height="0.963cm" svg:x="23.8cm" svg:y="36.437cm">
          <draw:text-box>
            <text:p>Non</text:p>
          </draw:text-box>
        </draw:frame>
        <draw:frame draw:style-name="gr6" draw:layer="layout" svg:width="2.5cm" svg:height="0.963cm" svg:x="23.9cm" svg:y="26.7cm">
          <draw:text-box>
            <text:p>Non</text:p>
          </draw:text-box>
        </draw:frame>
        <draw:frame draw:style-name="gr6" draw:layer="layout" svg:width="2.5cm" svg:height="0.963cm" svg:x="15.9cm" svg:y="32.6cm">
          <draw:text-box>
            <text:p>Oui</text:p>
          </draw:text-box>
        </draw:frame>
        <draw:frame draw:style-name="gr6" draw:layer="layout" svg:width="2.5cm" svg:height="0.963cm" svg:x="15.1cm" svg:y="23.137cm">
          <draw:text-box>
            <text:p>Oui</text:p>
          </draw:text-box>
        </draw:frame>
        <draw:frame draw:style-name="gr6" draw:layer="layout" svg:width="2.5cm" svg:height="0.963cm" svg:x="9.7cm" svg:y="12.4cm">
          <draw:text-box>
            <text:p>Oui</text:p>
          </draw:text-box>
        </draw:frame>
        <draw:frame draw:style-name="gr6" draw:layer="layout" svg:width="2.5cm" svg:height="0.963cm" svg:x="5.6cm" svg:y="16.737cm">
          <draw:text-box>
            <text:p>Non</text:p>
          </draw:text-box>
        </draw:frame>
        <draw:frame draw:style-name="gr6" draw:layer="layout" svg:width="2.5cm" svg:height="0.963cm" svg:x="23.8cm" svg:y="13.537cm">
          <draw:text-box>
            <text:p>Oui</text:p>
          </draw:text-box>
        </draw:frame>
      </draw:page>
      <draw:page draw:name="page3" draw:style-name="dp1" draw:master-page-name="Standard">
        <draw:custom-shape draw:style-name="gr1" draw:text-style-name="P1" xml:id="id22" draw:id="id22" draw:layer="layout" svg:width="1.8cm" svg:height="1.8cm" svg:x="22.8cm" svg:y="2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23" draw:id="id23" draw:layer="layout" svg:width="7.5cm" svg:height="2.593cm" svg:x="19.95cm" svg:y="6.001cm">
          <text:p text:style-name="P4"><text:span text:style-name="T1">Récupérer les données</text:span></text:p>
          <text:p text:style-name="P4"><text:span text:style-name="T1">de l'utilisateu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23.7cm" svg:y1="4.551cm" svg:x2="23.7cm" svg:y2="6.001cm" draw:start-shape="id22" draw:start-glue-point="8" draw:end-shape="id23" draw:end-glue-point="4" svg:d="M23700 4551v1450">
          <text:p/>
        </draw:connector>
        <draw:custom-shape draw:style-name="gr2" draw:text-style-name="P1" xml:id="id24" draw:id="id24" draw:layer="layout" svg:width="7.6cm" svg:height="3.9cm" svg:x="19.9cm" svg:y="9.901cm">
          <text:p text:style-name="P1">L'utilisateur a t-il </text:p>
          <text:p text:style-name="P1">déjà réservé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1" draw:layer="layout" svg:x1="23.7cm" svg:y1="8.594cm" svg:x2="23.7cm" svg:y2="9.901cm" draw:start-shape="id23" draw:start-glue-point="6" draw:end-shape="id24" draw:end-glue-point="4" svg:d="M23700 8594v1307">
          <text:p/>
        </draw:connector>
        <draw:custom-shape draw:style-name="gr2" draw:text-style-name="P4" xml:id="id25" draw:id="id25" draw:layer="layout" svg:width="7.5cm" svg:height="2.593cm" svg:x="19.95cm" svg:y="15.101cm">
          <text:p text:style-name="P4"><text:span text:style-name="T1">Lister les quantités</text:span></text:p>
          <text:p text:style-name="P4"><text:span text:style-name="T1">disponibles par produi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23.7cm" svg:y1="13.801cm" svg:x2="23.7cm" svg:y2="15.101cm" draw:start-shape="id24" draw:start-glue-point="6" draw:end-shape="id25" draw:end-glue-point="4" svg:d="M23700 13801v1300">
          <text:p/>
        </draw:connector>
        <draw:connector draw:style-name="gr3" draw:text-style-name="P1" draw:layer="layout" svg:x1="23.7cm" svg:y1="17.694cm" svg:x2="23.701cm" svg:y2="18.701cm" draw:start-shape="id25" draw:start-glue-point="6" draw:end-shape="id26" draw:end-glue-point="4" svg:d="M23700 17694v503h1v504">
          <text:p/>
        </draw:connector>
        <draw:custom-shape draw:style-name="gr2" draw:text-style-name="P4" xml:id="id26" draw:id="id26" draw:layer="layout" svg:width="7.5cm" svg:height="2.593cm" svg:x="19.951cm" svg:y="18.701cm">
          <text:p text:style-name="P4"><text:span text:style-name="T1">Sélectionner un produit</text:span></text:p>
          <text:p text:style-name="P4"><text:span text:style-name="T1">demandé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7" draw:id="id27" draw:layer="layout" svg:width="7.6cm" svg:height="4.6cm" svg:x="19.9cm" svg:y="22.301cm">
          <text:p text:style-name="P1">Le quota n'est pas</text:p>
          <text:p text:style-name="P1">dépassé ? 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1" draw:layer="layout" svg:x1="23.701cm" svg:y1="21.294cm" svg:x2="23.7cm" svg:y2="22.301cm" draw:start-shape="id26" draw:start-glue-point="6" draw:end-shape="id27" draw:end-glue-point="4" svg:d="M23701 21294v504h-1v503">
          <text:p/>
        </draw:connector>
        <draw:custom-shape draw:style-name="gr2" draw:text-style-name="P4" xml:id="id28" draw:id="id28" draw:layer="layout" svg:width="7.5cm" svg:height="2.593cm" svg:x="19.95cm" svg:y="28.201cm">
          <text:p text:style-name="P4"><text:span text:style-name="T1">Ajouter aux produits</text:span></text:p>
          <text:p text:style-name="P4"><text:span text:style-name="T1">validé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23.7cm" svg:y1="26.901cm" svg:x2="23.7cm" svg:y2="28.201cm" draw:start-shape="id27" draw:start-glue-point="6" draw:end-shape="id28" draw:end-glue-point="4" svg:d="M23700 26901v1300">
          <text:p/>
        </draw:connector>
        <draw:custom-shape draw:style-name="gr2" draw:text-style-name="P1" xml:id="id29" draw:id="id29" draw:layer="layout" svg:width="7.6cm" svg:height="5.3cm" svg:x="1.3cm" svg:y="17.35cm">
          <text:p text:style-name="P1">Il reste des produits</text:p>
          <text:p text:style-name="P1">demandés ? 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1" draw:layer="layout" svg:x1="8.9cm" svg:y1="20cm" svg:x2="19.951cm" svg:y2="19.998cm" draw:start-shape="id29" draw:start-glue-point="7" draw:end-shape="id26" draw:end-glue-point="5" svg:d="M8900 20000h5526v-2h5525">
          <text:p/>
        </draw:connector>
        <draw:custom-shape draw:style-name="gr2" draw:text-style-name="P4" xml:id="id30" draw:id="id30" draw:layer="layout" svg:width="7.5cm" svg:height="2.593cm" svg:x="10.4cm" svg:y="8.85cm">
          <text:p text:style-name="P4"><text:span text:style-name="T1">Renvoyer l'erreu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7" draw:layer="layout" svg:width="2.5cm" svg:height="0.963cm" svg:x="23.9cm" svg:y="27.001cm">
          <draw:text-box>
            <text:p>Non</text:p>
          </draw:text-box>
        </draw:frame>
        <draw:frame draw:style-name="gr8" draw:layer="layout" svg:width="2.5cm" svg:height="1.062cm" svg:x="18.1cm" svg:y="23.6cm">
          <draw:text-box>
            <text:p>Oui</text:p>
          </draw:text-box>
        </draw:frame>
        <draw:frame draw:style-name="gr7" draw:layer="layout" svg:width="2.5cm" svg:height="0.963cm" svg:x="23.8cm" svg:y="13.838cm">
          <draw:text-box>
            <text:p>Oui</text:p>
          </draw:text-box>
        </draw:frame>
        <draw:connector draw:style-name="gr3" draw:text-style-name="P1" draw:layer="layout" svg:x1="19.9cm" svg:y1="24.601cm" svg:x2="14.15cm" svg:y2="11.443cm" draw:start-shape="id27" draw:start-glue-point="5" draw:end-shape="id30" draw:end-glue-point="6" svg:d="M19900 24601h-5750v-13158">
          <text:p/>
        </draw:connector>
        <draw:connector draw:style-name="gr3" draw:text-style-name="P1" draw:layer="layout" svg:x1="19.95cm" svg:y1="29.498cm" svg:x2="5.1cm" svg:y2="22.65cm" draw:start-shape="id28" draw:start-glue-point="5" draw:end-shape="id29" draw:end-glue-point="6" svg:d="M19950 29498h-14850v-6848">
          <text:p/>
        </draw:connector>
        <draw:custom-shape draw:style-name="gr2" draw:text-style-name="P4" xml:id="id31" draw:id="id31" draw:layer="layout" svg:width="7.5cm" svg:height="2.593cm" svg:x="1.35cm" svg:y="13.21cm">
          <text:p text:style-name="P4"><text:span text:style-name="T1">Réserv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5.1cm" svg:y1="17.35cm" svg:x2="5.1cm" svg:y2="15.803cm" draw:start-shape="id29" draw:start-glue-point="4" draw:end-shape="id31" draw:end-glue-point="6" svg:d="M5100 17350v-1547">
          <text:p/>
        </draw:connector>
        <draw:connector draw:style-name="gr3" draw:text-style-name="P1" draw:layer="layout" svg:x1="19.9cm" svg:y1="11.851cm" svg:x2="17.9cm" svg:y2="10.147cm" draw:start-shape="id24" draw:start-glue-point="5" draw:end-shape="id30" draw:end-glue-point="7" svg:d="M19900 11851h-999v-1704h-1001">
          <text:p/>
        </draw:connector>
        <draw:custom-shape draw:style-name="gr2" draw:text-style-name="P1" xml:id="id32" draw:id="id32" draw:layer="layout" svg:width="7.6cm" svg:height="3.5cm" svg:x="1.3cm" svg:y="8.4cm">
          <text:p text:style-name="P1">Réservation effectuée 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1" draw:layer="layout" svg:x1="5.1cm" svg:y1="13.21cm" svg:x2="5.1cm" svg:y2="11.9cm" draw:start-shape="id31" draw:start-glue-point="4" draw:end-shape="id32" draw:end-glue-point="6" svg:d="M5100 13210v-1310">
          <text:p/>
        </draw:connector>
        <draw:connector draw:style-name="gr3" draw:text-style-name="P1" draw:layer="layout" svg:x1="8.9cm" svg:y1="10.15cm" svg:x2="10.4cm" svg:y2="10.147cm" draw:start-shape="id32" draw:start-glue-point="7" draw:end-shape="id30" draw:end-glue-point="5" svg:d="M8900 10150h750v-3h750">
          <text:p/>
        </draw:connector>
        <draw:custom-shape draw:style-name="gr1" draw:text-style-name="P1" xml:id="id34" draw:id="id34" draw:layer="layout" svg:width="1.9cm" svg:height="1.9cm" svg:x="4.15cm" svg:y="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33" draw:id="id33" draw:layer="layout" svg:width="7.5cm" svg:height="2.593cm" svg:x="1.35cm" svg:y="4.9cm">
          <text:p text:style-name="P4"><text:span text:style-name="T1">Envoyer la confirm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svg:x1="5.1cm" svg:y1="8.4cm" svg:x2="5.1cm" svg:y2="7.493cm" draw:start-shape="id32" draw:start-glue-point="4" draw:end-shape="id33" draw:end-glue-point="6" svg:d="M5100 8400v-907">
          <text:p/>
        </draw:connector>
        <draw:connector draw:style-name="gr3" draw:text-style-name="P1" draw:layer="layout" svg:x1="14.15cm" svg:y1="8.85cm" svg:x2="6.05cm" svg:y2="3.05cm" draw:start-shape="id30" draw:start-glue-point="4" draw:end-shape="id34" draw:end-glue-point="10" svg:d="M14150 8850v-5800h-8100">
          <text:p/>
        </draw:connector>
        <draw:connector draw:style-name="gr3" draw:text-style-name="P1" draw:layer="layout" svg:x1="5.1cm" svg:y1="4.9cm" svg:x2="5.1cm" svg:y2="4cm" draw:start-shape="id33" draw:start-glue-point="4" draw:end-shape="id34" draw:end-glue-point="8" svg:d="M5100 4900v-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Vérifier la cohérence de données</svg:title>
      </draw:layer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30T08:22:30.16</meta:creation-date>
    <dc:date>2017-03-30T09:29:00.54</dc:date>
    <meta:editing-duration>PT35M5S</meta:editing-duration>
    <meta:editing-cycles>3</meta:editing-cycles>
    <meta:generator>OpenOffice/4.1.3$Win32 OpenOffice.org_project/413m1$Build-9783</meta:generator>
    <meta:document-statistic meta:object-count="85"/>
  </office:meta>
</office:document-meta>
</file>